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Strong_20_Emphasis">THE BLACK QURAN</text:span><text:line-break/><text:span text:style-name="Emphasis">The Verses They Don’t Print in Hotels</text:span></text:p>
      <text:p text:style-name="P1"><text:span text:style-name="Emphasis">(Full, unaltered text – Sahih International translation)</text:span></text:p>
      <text:p text:style-name="P1"><text:span text:style-name="Strong_20_Emphasis">By: Anonymous Compiler</text:span><text:line-break/><text:span text:style-name="Emphasis">December 2025 Edition</text:span></text:p>
      <text:p text:style-name="Horizontal_20_Line"/>
      <text:p text:style-name="P1"><text:span text:style-name="Strong_20_Emphasis">Page 1: Introduction</text:span><text:line-break/>This is the <text:span text:style-name="Strong_20_Emphasis">Black Quran</text:span>: a raw extraction of the most criticized verses from the Quran. No apologies, no context, no footnotes. Just the words.</text:p>
      <text:p text:style-name="P1">Read. Reflect. Decide for yourself.</text:p>
      <text:p text:style-name="P1"><text:span text:style-name="Emphasis">(Sahih International translation used for accuracy.)</text:span></text:p>
      <text:p text:style-name="Horizontal_20_Line"/>
      <text:p text:style-name="P1"><text:span text:style-name="Strong_20_Emphasis">Page 2: Table of Contents</text:span></text:p>
      <text:list text:style-name="L1">
        <text:list-item>
          <text:p text:style-name="P2">Kill the polytheists wherever you find them (9:5) </text:p>
        </text:list-item>
        <text:list-item>
          <text:p text:style-name="P2">Strike their necks and every fingertip (8:12) </text:p>
        </text:list-item>
        <text:list-item>
          <text:p text:style-name="P2">Fight until all religion is for Allah (8:39, 2:193) </text:p>
        </text:list-item>
        <text:list-item>
          <text:p text:style-name="P2">Men may beat disobedient wives (4:34) </text:p>
        </text:list-item>
        <text:list-item>
          <text:p text:style-name="P2">Daughters inherit half of sons (4:11) </text:p>
        </text:list-item>
        <text:list-item>
          <text:p text:style-name="P2">Lawful to have sex with female captives and slaves (4:24, 23:5-6, 33:50, 70:29-30) </text:p>
        </text:list-item>
        <text:list-item>
          <text:p text:style-name="P2">Cut off the hands of thieves (5:38) </text:p>
        </text:list-item>
        <text:list-item>
          <text:p text:style-name="P2">Kill, crucify, or mutilate those who oppose (5:33) </text:p>
        </text:list-item>
        <text:list-item>
          <text:p text:style-name="P2">Flog adulterers 100 lashes (24:2) </text:p>
        </text:list-item>
        <text:list-item>
          <text:p text:style-name="P2">Disbelievers are the worst of creatures (98:6, 8:55) </text:p>
        </text:list-item>
        <text:list-item>
          <text:p text:style-name="P2">Kill apostates wherever you find them (4:89) </text:p>
        </text:list-item>
        <text:list-item>
          <text:p text:style-name="P2">Jews transformed into apes and pigs (2:65-66, 5:60) </text:p>
        </text:list-item>
        <text:list-item>
          <text:p text:style-name="P2">Do not befriend Jews or Christians (5:51) </text:p>
        </text:list-item>
        <text:list-item>
          <text:p text:style-name="P2">The sun sets in a muddy spring (18:86) </text:p>
        </text:list-item>
        <text:list-item>
          <text:p text:style-name="P2">Man is created from fluid between backbone and ribs (86:6-7) </text:p>
        </text:list-item>
        <text:list-item>
          <text:p text:style-name="P3">Rain of stones on men who have sex with men (7:80-84, 27:54-58) </text:p>
        </text:list-item>
      </text:list>
      <text:p text:style-name="Horizontal_20_Line"/>
      <text:p text:style-name="P1"><text:span text:style-name="Strong_20_Emphasis">Page 3: 1. Kill the polytheists wherever you find them</text:span><text:line-break/>9:5 Then when the sacred months have passed, kill the polytheists wherever you find them and capture them and besiege them and sit in wait for them at every place of ambush. But if they repent, establish prayer, and give zakāh, let them go their way. Indeed, Allah is Forgiving and Merciful.</text:p>
      <text:p text:style-name="Horizontal_20_Line"/>
      <text:p text:style-name="P1"><text:span text:style-name="Strong_20_Emphasis">Page 4: 2. Strike their necks and every fingertip</text:span><text:line-break/>8:12 [Remember] when your Lord inspired to the angels, "I am with you, so strengthen those who have believed. I will cast terror into the hearts of those who disbelieved, so strike [them] upon the necks and strike from them every fingertip."</text:p>
      <text:p text:style-name="Horizontal_20_Line"><text:soft-page-break/></text:p>
      <text:p text:style-name="P1"><text:span text:style-name="Strong_20_Emphasis">Page 5: 3. Fight until all religion is for Allah</text:span><text:line-break/>8:39 And fight them until there is no fitnah and [until] worship is [acknowledged to be] for Allah. And if they cease, then indeed, Allah is Seeing of what they do.</text:p>
      <text:p text:style-name="P1">2:193 Fight them until there is no [more] fitnah and [until] worship is [acknowledged to be] for Allah. But if they cease, then there is to be no aggression except against the oppressors.</text:p>
      <text:p text:style-name="Horizontal_20_Line"/>
      <text:p text:style-name="P1"><text:span text:style-name="Strong_20_Emphasis">Page 6: 4. Men may beat disobedient wives</text:span><text:line-break/>4:34 Men are in charge of women by [right of] what Allah has given one over the other and what they spend [for maintenance] from their wealth. So righteous women are devoutly obedient, guarding in [the husband's] absence what Allah would have them guard. But those [wives] from whom you fear arrogance - [first] advise them; [then if they persist], forsake them in bed; and [finally], strike them. But if they obey you [once more], seek no means against them. Indeed, Allah is ever Exalted and Grand.</text:p>
      <text:p text:style-name="Horizontal_20_Line"/>
      <text:p text:style-name="P1"><text:span text:style-name="Strong_20_Emphasis">Page 7: 5. Daughters inherit half of sons</text:span><text:line-break/>4:11 Allah instructs you concerning your children: for the male, what is equal to the share of two females. But if there are [only] daughters, two or more, for them is two thirds of one's estate. And if there is only one, for her is half. And for one's parents, for each one of them is a sixth of his estate if he left children. But if he had no children and the parents [alone] inherit from him, then for his mother is one third. And if he had brothers [or sisters], for his mother is a sixth - after any bequest he [may have] made or debt. Your parents or your children - you know not which of them are nearest to you in benefit. [These shares are] an obligation [imposed] by Allah. Indeed, Allah is ever Knowing and Wise.</text:p>
      <text:p text:style-name="P1"><text:span text:style-name="Emphasis">(Focus: Inheritance inequality.)</text:span></text:p>
      <text:p text:style-name="Horizontal_20_Line"/>
      <text:p text:style-name="P1"><text:span text:style-name="Strong_20_Emphasis">Page 8: 6a. Lawful to have sex with female captives and slaves</text:span><text:line-break/>4:24 And [also prohibited to you are all] married women except those your right hands possess. [This is] the decree of Allah upon you. And lawful to you are [all others] beyond these, [provided] that you seek them [in marriage] with [gifts from] your property, desiring chastity, not unlawful sexual intercourse. So for whatever you enjoy [of marriage] from them, give them their due compensation as an obligation. And there is no blame upon you for what you mutually agree to beyond the obligation. Indeed, Allah is ever Knowing and Wise.</text:p>
      <text:p text:style-name="Horizontal_20_Line"/>
      <text:p text:style-name="P1"><text:span text:style-name="Strong_20_Emphasis">Page 9: 6b. Lawful to have sex with female captives and slaves (cont.)</text:span><text:line-break/>23:5-6 And they who guard their private parts except from their wives or those their right hands possess - for indeed, they will not be blamed -</text:p>
      <text:p text:style-name="P1">33:50 O Prophet, indeed We have made lawful to you your wives to whom you have given their due compensation and those your right hand possesses from what Allah has returned to you [of captives] and the daughters of your paternal uncles and the daughters of your paternal aunts and the daughters of your maternal uncles and the daughters of your maternal aunts who emigrated with <text:soft-page-break/>you and a believing woman if she gives herself to the Prophet [and] if the Prophet wishes to marry her, [this is] only for you, excluding the [other] believers. We certainly know what We have made obligatory upon them concerning their wives and those their right hands possess, [but this is for you] in order that there will be upon you no discomfort. And ever is Allah Forgiving and Merciful.</text:p>
      <text:p text:style-name="P1">70:29-30 And those who guard their private parts except from their wives or those their right hands possess, for indeed, they will not be blamed -</text:p>
      <text:p text:style-name="Horizontal_20_Line"/>
      <text:p text:style-name="P1"><text:span text:style-name="Strong_20_Emphasis">Page 10: 7. Cut off the hands of thieves</text:span><text:line-break/>5:38 [As for] the thief, the male and the female, amputate their hands in recompense for what they committed as a deterrent [punishment] from Allah. And Allah is Exalted in Might and Wise.</text:p>
      <text:p text:style-name="Horizontal_20_Line"/>
      <text:p text:style-name="P1"><text:span text:style-name="Strong_20_Emphasis">Page 11: 8. Kill, crucify, or mutilate those who oppose</text:span><text:line-break/>5:33 Indeed, the penalty for those who wage war against Allah and His Messenger and strive upon earth [to cause] corruption is none but that they be killed or crucified or that their hands and feet be cut off from opposite sides or that they be exiled from the land. That is for them a disgrace in this world; and for them in the Hereafter is a great punishment,</text:p>
      <text:p text:style-name="Horizontal_20_Line"/>
      <text:p text:style-name="P1"><text:span text:style-name="Strong_20_Emphasis">Page 12: 9. Flog adulterers 100 lashes</text:span><text:line-break/>24:2 The [unmarried] woman or [unmarried] man found guilty of sexual intercourse - lash each one of them with a hundred lashes, and do not be taken by pity for them in the religion of Allah, if you should believe in Allah and the Last Day. And let a group of the believers witness their punishment.</text:p>
      <text:p text:style-name="Horizontal_20_Line"/>
      <text:p text:style-name="P1"><text:span text:style-name="Strong_20_Emphasis">Page 13: 10. Disbelievers are the worst of creatures</text:span><text:line-break/>98:6 Indeed, they who disbelieved among the People of the Scripture and the polytheists will be in the fire of Hell, abiding eternally therein. Those are the worst of creatures.</text:p>
      <text:p text:style-name="P1">8:55 Indeed, the worst of living creatures in the sight of Allah are those who have disbelieved, and they will not [ever] believe -</text:p>
      <text:p text:style-name="Horizontal_20_Line"/>
      <text:p text:style-name="P1"><text:span text:style-name="Strong_20_Emphasis">Page 14: 11. Kill apostates wherever you find them</text:span><text:line-break/>4:89 They wish you would disbelieve as they disbelieved so you would be alike. So do not take from among them allies until they emigrate for the cause of Allah. But if they turn away, then seize them and kill them wherever you find them and take not from among them any ally or helper.</text:p>
      <text:p text:style-name="Horizontal_20_Line"/>
      <text:p text:style-name="P1"><text:span text:style-name="Strong_20_Emphasis">Page 15: 12. Jews transformed into apes and pigs</text:span><text:line-break/>2:65-66 And you had already known about those who transgressed among you concerning the sabbath, and We said to them, "Be apes, despised." And We made that, for them, a deterrent punishment for the ages.</text:p>
      <text:p text:style-name="P1"><text:soft-page-break/>5:60 Say, "Shall I inform you of [what is] worse than that as penalty from Allah? [It is that of] those whom Allah has cursed and with whom He became angry and made of them apes and pigs and slaves of Taghut. Those are worse in position and further astray from the sound way."</text:p>
      <text:p text:style-name="Horizontal_20_Line"/>
      <text:p text:style-name="P1"><text:span text:style-name="Strong_20_Emphasis">Page 16: 13. Do not befriend Jews or Christians</text:span><text:line-break/>5:51 O you who have believed, do not take the Jews and the Christians as allies. They are [in fact] allies of one another. And whoever is an ally to them among you - then indeed, he is [one] of them. Indeed, Allah guides not the wrongdoing people.</text:p>
      <text:p text:style-name="Horizontal_20_Line"/>
      <text:p text:style-name="P1"><text:span text:style-name="Strong_20_Emphasis">Page 17: 14. The sun sets in a muddy spring</text:span><text:line-break/>18:86 Until, when he reached the setting place of the sun, he found it [as if] setting in a spring of dark mud, and he found near it a people. Indeed, We [well] know what they say about it, and We are a Witness over him.</text:p>
      <text:p text:style-name="Horizontal_20_Line"/>
      <text:p text:style-name="P1"><text:span text:style-name="Strong_20_Emphasis">Page 18: 15. Man is created from fluid between backbone and ribs</text:span><text:line-break/>86:6-7 He was created from a fluid, ejected, emerging from between the backbone and the ribs.</text:p>
      <text:p text:style-name="Horizontal_20_Line"/>
      <text:p text:style-name="P1"><text:span text:style-name="Strong_20_Emphasis">Page 19: 16a. Rain of stones on men who have sex with men</text:span><text:line-break/>7:80-84 And [We had sent] Lot when he said to his people, "Do you commit such immorality as no one has preceded you with from among the worlds? Indeed, you approach men with desire, instead of women. Rather, you are a transgressing people." ... So We saved him and his family, all, except an old woman among those who remained behind. Then We destroyed the others. And We rained upon them a rain [of stones]. Then see how [terrible] was the end of the criminals.</text:p>
      <text:p text:style-name="Horizontal_20_Line"/>
      <text:p text:style-name="P1"><text:span text:style-name="Strong_20_Emphasis">Page 20: 16b. Rain of stones on men who have sex with men (cont.)</text:span><text:line-break/>27:54-58 And [mention] Lot, when he said to his people, "Do you commit immorality while you are seeing? Do you indeed approach men with desire instead of women? Rather, you are a people behaving ignorantly." ... So We saved him and his family, except for his wife; We destined her to be of those who remained behind. And We rained upon them a rain [of stones]. Then see how was the end of the criminals.</text:p>
      <text:p text:style-name="Horizontal_20_Line"/>
      <text:p text:style-name="P1"><text:span text:style-name="Strong_20_Emphasis">Back Cover</text:span><text:line-break/><text:span text:style-name="Strong_20_Emphasis">End of the Black Quran.</text:span></text:p>
      <text:p text:style-name="P1"><text:span text:style-name="Emphasis">These verses are direct from the source. For the full Quran, consult any standard edition. This compilation highlights what critics call the "problematic" parts.</text:span></text:p>
      <text:p text:style-name="P1"><text:span text:style-name="Emphasis">Printed anonymously. Share freely. Question everything.</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4:53:49.166071661</meta:creation-date>
    <dc:date>2025-12-08T14:56:28.088378479</dc:date>
    <meta:editing-duration>PT2M39S</meta:editing-duration>
    <meta:editing-cycles>1</meta:editing-cycles>
    <meta:document-statistic meta:table-count="0" meta:image-count="0" meta:object-count="0" meta:page-count="4" meta:paragraph-count="50" meta:word-count="1724" meta:character-count="9530" meta:non-whitespace-character-count="7854"/>
    <meta:generator>LibreOffice/25.8.3.2$Linux_X86_64 LibreOffice_project/580$Build-2</meta:generator>
  </office:meta>
</office:document-meta>
</file>